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dfb0" officeooo:paragraph-rsid="0009dfb0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9dfb0" officeooo:paragraph-rsid="0009dfb0"/>
    </style:style>
    <style:style style:name="P3" style:family="paragraph" style:parent-style-name="Standard">
      <style:paragraph-properties fo:text-align="justify" style:justify-single-word="false"/>
      <style:text-properties officeooo:rsid="0009dfb0" officeooo:paragraph-rsid="0009dfb0"/>
    </style:style>
    <style:style style:name="T1" style:family="text">
      <style:text-properties officeooo:rsid="000bc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RIA VIA WEBSOCKET</text:p>
      <text:p text:style-name="P2"/>
      <text:p text:style-name="P3"><text:tab/>Antes da conexão via websocket com o servidor, o access<text:span text:style-name="T1">_</text:span>token é atualizado no servidor, gerando um novo cookie httponly para o access token e retornando ao frontend o access<text:span text:style-name="T1">_</text:span>token para ser utilizado na conexão via websocket com o servidor.</text:p>
      <text:p text:style-name="P3"/>
      <text:p text:style-name="P3"><text:tab/>Um detalhe técnico importante é o que acontece se o servidor parar de funcionar. Se isso acontecer, o websocket para de funcionar também e, então, inicia a execução periódica do teste de conexão com o servidor. Isto é, periodicamente, a cada 10 segundos, são enviadas requisições ao servidor para refresh do token de acesso. Isso porque o token pode expirar durante o período de inatividade do sistema. As requisições param de ser enviadas quando o servidor voltar a operar, o que significa que o refresh do token teve sucesso e retornou o novo <text:span text:style-name="T1">acess_</text:span>token de acesso. O websocket tem em suas configurações o token de acesso atualizado com o novo <text:span text:style-name="T1">access_</text:span>token e, então, novas requisições ao servidor podem ser feitas com o novo <text:span text:style-name="T1">access_</text:span>token.</text:p>
      <text:p text:style-name="P3"/>
      <text:p text:style-name="P3"><text:tab/>Inclusive, quando a conexão cai, o websocket fica tentando a conexão a cada 10 segundos para restabelecê-la quando o servidor voltar a funcionar e, como um novo access_token é gerado, caso o anterior tenha expirado no meio tempo, não há problema, pois agora será utilizado o novo access_token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5:10:41.404689600</meta:creation-date>
    <dc:date>2025-11-08T15:14:10.148118300</dc:date>
    <meta:editing-duration>PT3M28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4" meta:word-count="214" meta:character-count="1299" meta:non-whitespace-character-count="1086"/>
  </office:meta>
</office:document-meta>
</file>